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fo:min-height="2.413cm"/>
    </style:style>
    <style:style style:name="pr2" style:family="presentation" style:parent-style-name="midnightblue-subtitle">
      <style:graphic-properties draw:fill-color="#ffffff" fo:min-height="14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notes">
      <style:graphic-properties draw:fill-color="#ffffff" fo:min-height="13.364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loext:graphic-properties draw:fill-color="#ffffff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font-size="48pt" style:font-size-asian="48pt" style:font-size-complex="4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Systemes Concurrents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 text:style-name="P1"><text:span text:style-name="T1">Noyau d’execution Linda</text:span></text:p>
            <text:p text:style-name="P1"><text:span text:style-name="T1">et Applications</text:span></text:p>
            <text:p text:style-name="P1"><text:span text:style-name="T1"/></text:p>
            <text:p text:style-name="P1"><text:span text:style-name="T2">Kevin Carenou <text:s/></text:span><text:span text:style-name="T2"><text:tab/></text:span><text:span text:style-name="T2"> Thibault Meunier</text:span></text:p>
            <text:p text:style-name="P1"><text:span text:style-name="T2"><text:s/></text:span><text:span text:style-name="T2">Matthieu Perrier</text:span><text:span text:style-name="T2"><text:tab/></text:span><text:span text:style-name="T2"> <text:s text:c="3"/>Sacha Vanleene <text:s text:c="2"/>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tape 1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entralizedLinda</text:p>
                <text:list>
                  <text:list-item>
                    <text:p>Gestion par Moniteur</text:p>
                  </text:list-item>
                  <text:list-item>
                    <text:p>Creation de listes d’attentes</text:p>
                  </text:list-item>
                  <text:list-item>
                    <text:p>Blocage sur des conditions</text:p>
                  </text:list-item>
                  <text:list-item>
                    <text:p>Notification a l’ecriture</text:p>
                  </text:list-item>
                  <text:list-item>
                    <text:p>Tests unitaires basique sur 2 thread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tape 1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ests</text:p>
                <text:list>
                  <text:list-item>
                    <text:p>Unitaires</text:p>
                  </text:list-item>
                  <text:list-item>
                    <text:p>Performances</text:p>
                  </text:list-item>
                </text:list>
              </text:list-item>
              <text:list-item>
                <text:p>Applications</text:p>
                <text:list>
                  <text:list-item>
                    <text:p>Semaphore, Barriere, Moniteur</text:p>
                  </text:list-item>
                  <text:list-item>
                    <text:p>Philosophes, Lecteurs/Redacteurs</text:p>
                  </text:list-item>
                  <text:list-item>
                    <text:p>Erathosthen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tape 2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Tests de concurrence</text:p>
              </text:list-item>
              <text:list-item>
                <text:p>Algorithme genetique</text:p>
                <text:list>
                  <text:list-item>
                    <text:p>Parallelisation envoie des requetes</text:p>
                  </text:list-item>
                  <text:list-item>
                    <text:p>Parallelisation de recherche de similitud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tape 2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Versions Multi-Activites</text:p>
                <text:list>
                  <text:list-item>
                    <text:p>Parallelisation du Tuplespace</text:p>
                  </text:list-item>
                  <text:list-item>
                    <text:p>Cluster de Linda</text:p>
                  </text:list-item>
                </text:list>
              </text:list-item>
              <text:list-item>
                <text:p>Version Client-Serveur</text:p>
                <text:list>
                  <text:list-item>
                    <text:p>Serveur avec 2 interfaces</text:p>
                  </text:list-item>
                  <text:list-item>
                    <text:p>Callback encapsu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Etape 3</text:p>
          </draw:text-box>
        </draw:frame>
        <draw:frame presentation:style-name="pr4" draw:layer="layout" svg:width="26cm" svg:height="14cm" svg:x="1cm" svg:y="5.5cm" presentation:class="outline" presentation:user-transformed="true">
          <draw:text-box>
            <text:list text:style-name="L2">
              <text:list-item>
                <text:p>Cluster = version monolithique</text:p>
              </text:list-item>
              <text:list-item>
                <text:p>Serveurs enregistres adresse unique</text:p>
              </text:list-item>
              <text:list-item>
                <text:p>Recuperation via registry.list()</text:p>
              </text:list-item>
              <text:list-item>
                <text:p>Linda encapsule</text:p>
              </text:list-item>
              <text:list-item>
                <text:p>Moniteur et condition multi-threade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2T1">
        <draw:frame presentation:style-name="pr1" draw:layer="layout" svg:width="26cm" svg:height="2.663cm" svg:x="1cm" svg:y="0.837cm" presentation:class="title">
          <draw:text-box>
            <text:p>Conclusion</text:p>
          </draw:text-box>
        </draw:frame>
        <draw:frame presentation:style-name="pr4" draw:layer="layout" svg:width="26cm" svg:height="14cm" svg:x="1cm" svg:y="5.5cm" presentation:class="outline">
          <draw:text-box>
            <text:list text:style-name="L2">
              <text:list-item>
                <text:p>Linda fonctionnel</text:p>
              </text:list-item>
              <text:list-item>
                <text:p>Applications concretes</text:p>
                <text:p/>
              </text:list-item>
              <text:list-item>
                <text:p>Projet ambitieux</text:p>
              </text:list-item>
              <text:list-item>
                <text:p>Planning serré</text:p>
              </text:list-item>
              <text:list-item>
                <text:p>Rapports redondant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2T1">
        <draw:frame presentation:style-name="pr1" draw:layer="layout" svg:width="26cm" svg:height="2.663cm" svg:x="1cm" svg:y="0.837cm" presentation:class="title" presentation:user-transformed="true">
          <draw:text-box>
            <text:p>Systemes concurrents</text:p>
          </draw:text-box>
        </draw:frame>
        <draw:frame presentation:style-name="pr4" draw:text-style-name="P4" draw:layer="layout" svg:width="26cm" svg:height="14cm" svg:x="1cm" svg:y="5.5cm" presentation:class="outline" presentation:user-transformed="true">
          <draw:text-box>
            <text:list text:style-name="L2">
              <text:list-header>
                <text:p text:style-name="P4"><text:span text:style-name="T3"/></text:p>
              </text:list-header>
            </text:list>
            <text:p text:style-name="P4"><text:span text:style-name="T3"/></text:p>
            <text:p text:style-name="P4"><text:span text:style-name="T3">Question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" fo:font-family="'Source Sans Pro'" style:font-style-name="標準" style:font-family-generic="swiss" style:font-pitch="variable" fo:font-size="28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1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9T09:22:46.503693336</meta:creation-date>
    <dc:date>2017-01-19T11:38:45.263590977</dc:date>
    <meta:editing-duration>PT1H4M46S</meta:editing-duration>
    <meta:editing-cycles>3</meta:editing-cycles>
    <meta:generator>LibreOffice/5.2.2.2$Linux_X86_64 LibreOffice_project/20m0$Build-2</meta:generator>
    <meta:document-statistic meta:object-count="67"/>
  </office:meta>
</office:document-meta>
</file>